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anumGothic" svg:font-family="Nanum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Dimension_20_Lines" draw:marker-end-width="0.3cm" svg:stroke-linecap="butt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742cm" style:use-optimal-column-width="false"/>
    </style:style>
    <style:style style:name="co2" style:family="table-column">
      <style:table-column-properties style:column-width="3.51cm" style:use-optimal-column-width="false"/>
    </style:style>
    <style:style style:name="co3" style:family="table-column">
      <style:table-column-properties style:column-width="1.465cm" style:use-optimal-column-width="false"/>
    </style:style>
    <style:style style:name="co4" style:family="table-column">
      <style:table-column-properties style:column-width="3.374cm" style:use-optimal-column-width="false"/>
    </style:style>
    <style:style style:name="co5" style:family="table-column">
      <style:table-column-properties style:column-width="2.225cm" style:use-optimal-column-width="false"/>
    </style:style>
    <style:style style:name="co6" style:family="table-column">
      <style:table-column-properties style:column-width="2.227cm" style:use-optimal-column-width="false"/>
    </style:style>
    <style:style style:name="co7" style:family="table-column">
      <style:table-column-properties style:column-width="3.256cm" style:use-optimal-column-width="false"/>
    </style:style>
    <style:style style:name="co8" style:family="table-column">
      <style:table-column-properties style:column-width="2.15cm" style:use-optimal-column-width="false"/>
    </style:style>
    <style:style style:name="ro1" style:family="table-row">
      <style:table-row-properties style:row-height="0.757cm"/>
    </style:style>
    <style:style style:name="ce1" style:family="table-cell">
      <loext:graphic-properties style:repeat="repeat"/>
      <style:text-properties style:font-name="Droid Sans" fo:font-size="12pt" style:font-size-asian="12pt" style:font-size-complex="12pt"/>
    </style:style>
    <style:style style:name="P1" style:family="paragraph">
      <style:text-properties style:font-name="Droid Sans"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standard" draw:layer="layout" svg:width="12.315cm" svg:height="10.597cm" svg:x="0.634cm" svg:y="2.878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3491</text:p>
              </table:table-cell>
              <table:table-cell>
                <text:p text:style-name="P1">Székesfehérvár</text:p>
              </table:table-cell>
              <table:table-cell>
                <text:p text:style-name="P1">HUN</text:p>
              </table:table-cell>
              <table:table-cell>
                <text:p text:style-name="P1">Fejér</text:p>
              </table:table-cell>
              <table:table-cell>
                <text:p text:style-name="P1">105119</text:p>
              </table:table-cell>
            </table:table-row>
            <table:table-row table:style-name="ro1" table:default-cell-style-name="ce1">
              <table:table-cell>
                <text:p text:style-name="P1">3492</text:p>
              </table:table-cell>
              <table:table-cell>
                <text:p text:style-name="P1">Montevideo</text:p>
              </table:table-cell>
              <table:table-cell>
                <text:p text:style-name="P1">URY</text:p>
              </table:table-cell>
              <table:table-cell>
                <text:p text:style-name="P1">Montevideo</text:p>
              </table:table-cell>
              <table:table-cell>
                <text:p text:style-name="P1">1236000</text:p>
              </table:table-cell>
            </table:table-row>
            <table:table-row table:style-name="ro1" table:default-cell-style-name="ce1">
              <table:table-cell>
                <text:p text:style-name="P1">3493</text:p>
              </table:table-cell>
              <table:table-cell>
                <text:p text:style-name="P1">Nouméa</text:p>
              </table:table-cell>
              <table:table-cell>
                <text:p text:style-name="P1">NCL</text:p>
              </table:table-cell>
              <table:table-cell>
                <text:p text:style-name="P1">-</text:p>
              </table:table-cell>
              <table:table-cell>
                <text:p text:style-name="P1">76293</text:p>
              </table:table-cell>
            </table:table-row>
            <table:table-row table:style-name="ro1" table:default-cell-style-name="ce1">
              <table:table-cell>
                <text:p text:style-name="P1">3494</text:p>
              </table:table-cell>
              <table:table-cell>
                <text:p text:style-name="P1">Auckland</text:p>
              </table:table-cell>
              <table:table-cell>
                <text:p text:style-name="P1">NZL</text:p>
              </table:table-cell>
              <table:table-cell>
                <text:p text:style-name="P1">Auckland</text:p>
              </table:table-cell>
              <table:table-cell>
                <text:p text:style-name="P1">381800</text:p>
              </table:table-cell>
            </table:table-row>
            <table:table-row table:style-name="ro1" table:default-cell-style-name="ce1">
              <table:table-cell>
                <text:p text:style-name="P1">3495</text:p>
              </table:table-cell>
              <table:table-cell>
                <text:p text:style-name="P1">Christchurch</text:p>
              </table:table-cell>
              <table:table-cell>
                <text:p text:style-name="P1">NZL</text:p>
              </table:table-cell>
              <table:table-cell>
                <text:p text:style-name="P1">Canterbury</text:p>
              </table:table-cell>
              <table:table-cell>
                <text:p text:style-name="P1">324200</text:p>
              </table:table-cell>
            </table:table-row>
            <table:table-row table:style-name="ro1" table:default-cell-style-name="ce1">
              <table:table-cell>
                <text:p text:style-name="P1">3496</text:p>
              </table:table-cell>
              <table:table-cell>
                <text:p text:style-name="P1">Manukau</text:p>
              </table:table-cell>
              <table:table-cell>
                <text:p text:style-name="P1">NZL</text:p>
              </table:table-cell>
              <table:table-cell>
                <text:p text:style-name="P1">Auckland</text:p>
              </table:table-cell>
              <table:table-cell>
                <text:p text:style-name="P1">281800</text:p>
              </table:table-cell>
            </table:table-row>
            <table:table-row table:style-name="ro1" table:default-cell-style-name="ce1">
              <table:table-cell>
                <text:p text:style-name="P1">3497</text:p>
              </table:table-cell>
              <table:table-cell>
                <text:p text:style-name="P1">North Shore</text:p>
              </table:table-cell>
              <table:table-cell>
                <text:p text:style-name="P1">NZL</text:p>
              </table:table-cell>
              <table:table-cell>
                <text:p text:style-name="P1">Auckland</text:p>
              </table:table-cell>
              <table:table-cell>
                <text:p text:style-name="P1">187700</text:p>
              </table:table-cell>
            </table:table-row>
            <table:table-row table:style-name="ro1" table:default-cell-style-name="ce1">
              <table:table-cell>
                <text:p text:style-name="P1">3498</text:p>
              </table:table-cell>
              <table:table-cell>
                <text:p text:style-name="P1">Waitakere</text:p>
              </table:table-cell>
              <table:table-cell>
                <text:p text:style-name="P1">NZL</text:p>
              </table:table-cell>
              <table:table-cell>
                <text:p text:style-name="P1">Auckland</text:p>
              </table:table-cell>
              <table:table-cell>
                <text:p text:style-name="P1">170600</text:p>
              </table:table-cell>
            </table:table-row>
            <table:table-row table:style-name="ro1" table:default-cell-style-name="ce1">
              <table:table-cell>
                <text:p text:style-name="P1">3499</text:p>
              </table:table-cell>
              <table:table-cell>
                <text:p text:style-name="P1">Wellington</text:p>
              </table:table-cell>
              <table:table-cell>
                <text:p text:style-name="P1">NZL</text:p>
              </table:table-cell>
              <table:table-cell>
                <text:p text:style-name="P1">Wellington</text:p>
              </table:table-cell>
              <table:table-cell>
                <text:p text:style-name="P1">166700</text:p>
              </table:table-cell>
            </table:table-row>
            <table:table-row table:style-name="ro1" table:default-cell-style-name="ce1">
              <table:table-cell>
                <text:p text:style-name="P1">3500</text:p>
              </table:table-cell>
              <table:table-cell>
                <text:p text:style-name="P1">Dunedin</text:p>
              </table:table-cell>
              <table:table-cell>
                <text:p text:style-name="P1">NZL</text:p>
              </table:table-cell>
              <table:table-cell>
                <text:p text:style-name="P1">Dunedin</text:p>
              </table:table-cell>
              <table:table-cell>
                <text:p text:style-name="P1">119600</text:p>
              </table:table-cell>
            </table:table-row>
            <table:table-row table:style-name="ro1" table:default-cell-style-name="ce1">
              <table:table-cell>
                <text:p text:style-name="P1">3501</text:p>
              </table:table-cell>
              <table:table-cell>
                <text:p text:style-name="P1">Hamilton</text:p>
              </table:table-cell>
              <table:table-cell>
                <text:p text:style-name="P1">NZL</text:p>
              </table:table-cell>
              <table:table-cell>
                <text:p text:style-name="P1">Hamilton</text:p>
              </table:table-cell>
              <table:table-cell>
                <text:p text:style-name="P1">117100</text:p>
              </table:table-cell>
            </table:table-row>
            <table:table-row table:style-name="ro1" table:default-cell-style-name="ce1">
              <table:table-cell>
                <text:p text:style-name="P1">3502</text:p>
              </table:table-cell>
              <table:table-cell>
                <text:p text:style-name="P1">Lower Hutt</text:p>
              </table:table-cell>
              <table:table-cell>
                <text:p text:style-name="P1">NZL</text:p>
              </table:table-cell>
              <table:table-cell>
                <text:p text:style-name="P1">Wellington</text:p>
              </table:table-cell>
              <table:table-cell>
                <text:p text:style-name="P1">98100</text:p>
              </table:table-cell>
            </table:table-row>
            <table:table-row table:style-name="ro1" table:default-cell-style-name="ce1">
              <table:table-cell>
                <text:p text:style-name="P1">3503</text:p>
              </table:table-cell>
              <table:table-cell>
                <text:p text:style-name="P1">Toskent</text:p>
              </table:table-cell>
              <table:table-cell>
                <text:p text:style-name="P1">UZB</text:p>
              </table:table-cell>
              <table:table-cell>
                <text:p text:style-name="P1">Toskent Shahri</text:p>
              </table:table-cell>
              <table:table-cell>
                <text:p text:style-name="P1">2117500</text:p>
              </table:table-cell>
            </table:table-row>
            <table:table-row table:style-name="ro1" table:default-cell-style-name="ce1">
              <table:table-cell>
                <text:p text:style-name="P1">3504</text:p>
              </table:table-cell>
              <table:table-cell>
                <text:p text:style-name="P1">Namangan</text:p>
              </table:table-cell>
              <table:table-cell>
                <text:p text:style-name="P1">UZB</text:p>
              </table:table-cell>
              <table:table-cell>
                <text:p text:style-name="P1">Namangan</text:p>
              </table:table-cell>
              <table:table-cell>
                <text:p text:style-name="P1">37050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12.317cm" svg:height="6.812cm" svg:x="14.505cm" svg:y="5.118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6"/>
            <table:table-row table:style-name="ro1" table:default-cell-style-name="ce1">
              <table:table-cell>
                <text:p text:style-name="P1">3494</text:p>
              </table:table-cell>
              <table:table-cell>
                <text:p text:style-name="P1">Auckland</text:p>
              </table:table-cell>
              <table:table-cell>
                <text:p text:style-name="P1">NZL</text:p>
              </table:table-cell>
              <table:table-cell>
                <text:p text:style-name="P1">Auckland</text:p>
              </table:table-cell>
              <table:table-cell>
                <text:p text:style-name="P1">381800</text:p>
              </table:table-cell>
            </table:table-row>
            <table:table-row table:style-name="ro1" table:default-cell-style-name="ce1">
              <table:table-cell>
                <text:p text:style-name="P1">3495</text:p>
              </table:table-cell>
              <table:table-cell>
                <text:p text:style-name="P1">Christchurch</text:p>
              </table:table-cell>
              <table:table-cell>
                <text:p text:style-name="P1">NZL</text:p>
              </table:table-cell>
              <table:table-cell>
                <text:p text:style-name="P1">Canterbury</text:p>
              </table:table-cell>
              <table:table-cell>
                <text:p text:style-name="P1">324200</text:p>
              </table:table-cell>
            </table:table-row>
            <table:table-row table:style-name="ro1" table:default-cell-style-name="ce1">
              <table:table-cell>
                <text:p text:style-name="P1">3496</text:p>
              </table:table-cell>
              <table:table-cell>
                <text:p text:style-name="P1">Manukau</text:p>
              </table:table-cell>
              <table:table-cell>
                <text:p text:style-name="P1">NZL</text:p>
              </table:table-cell>
              <table:table-cell>
                <text:p text:style-name="P1">Auckland</text:p>
              </table:table-cell>
              <table:table-cell>
                <text:p text:style-name="P1">281800</text:p>
              </table:table-cell>
            </table:table-row>
            <table:table-row table:style-name="ro1" table:default-cell-style-name="ce1">
              <table:table-cell>
                <text:p text:style-name="P1">3497</text:p>
              </table:table-cell>
              <table:table-cell>
                <text:p text:style-name="P1">North Shore</text:p>
              </table:table-cell>
              <table:table-cell>
                <text:p text:style-name="P1">NZL</text:p>
              </table:table-cell>
              <table:table-cell>
                <text:p text:style-name="P1">Auckland</text:p>
              </table:table-cell>
              <table:table-cell>
                <text:p text:style-name="P1">187700</text:p>
              </table:table-cell>
            </table:table-row>
            <table:table-row table:style-name="ro1" table:default-cell-style-name="ce1">
              <table:table-cell>
                <text:p text:style-name="P1">3498</text:p>
              </table:table-cell>
              <table:table-cell>
                <text:p text:style-name="P1">Waitakere</text:p>
              </table:table-cell>
              <table:table-cell>
                <text:p text:style-name="P1">NZL</text:p>
              </table:table-cell>
              <table:table-cell>
                <text:p text:style-name="P1">Auckland</text:p>
              </table:table-cell>
              <table:table-cell>
                <text:p text:style-name="P1">170600</text:p>
              </table:table-cell>
            </table:table-row>
            <table:table-row table:style-name="ro1" table:default-cell-style-name="ce1">
              <table:table-cell>
                <text:p text:style-name="P1">3499</text:p>
              </table:table-cell>
              <table:table-cell>
                <text:p text:style-name="P1">Wellington</text:p>
              </table:table-cell>
              <table:table-cell>
                <text:p text:style-name="P1">NZL</text:p>
              </table:table-cell>
              <table:table-cell>
                <text:p text:style-name="P1">Wellington</text:p>
              </table:table-cell>
              <table:table-cell>
                <text:p text:style-name="P1">166700</text:p>
              </table:table-cell>
            </table:table-row>
            <table:table-row table:style-name="ro1" table:default-cell-style-name="ce1">
              <table:table-cell>
                <text:p text:style-name="P1">3500</text:p>
              </table:table-cell>
              <table:table-cell>
                <text:p text:style-name="P1">Dunedin</text:p>
              </table:table-cell>
              <table:table-cell>
                <text:p text:style-name="P1">NZL</text:p>
              </table:table-cell>
              <table:table-cell>
                <text:p text:style-name="P1">Dunedin</text:p>
              </table:table-cell>
              <table:table-cell>
                <text:p text:style-name="P1">119600</text:p>
              </table:table-cell>
            </table:table-row>
            <table:table-row table:style-name="ro1" table:default-cell-style-name="ce1">
              <table:table-cell>
                <text:p text:style-name="P1">3501</text:p>
              </table:table-cell>
              <table:table-cell>
                <text:p text:style-name="P1">Hamilton</text:p>
              </table:table-cell>
              <table:table-cell>
                <text:p text:style-name="P1">NZL</text:p>
              </table:table-cell>
              <table:table-cell>
                <text:p text:style-name="P1">Hamilton</text:p>
              </table:table-cell>
              <table:table-cell>
                <text:p text:style-name="P1">117100</text:p>
              </table:table-cell>
            </table:table-row>
            <table:table-row table:style-name="ro1" table:default-cell-style-name="ce1">
              <table:table-cell>
                <text:p text:style-name="P1">3502</text:p>
              </table:table-cell>
              <table:table-cell>
                <text:p text:style-name="P1">Lower Hutt</text:p>
              </table:table-cell>
              <table:table-cell>
                <text:p text:style-name="P1">NZL</text:p>
              </table:table-cell>
              <table:table-cell>
                <text:p text:style-name="P1">Wellington</text:p>
              </table:table-cell>
              <table:table-cell>
                <text:p text:style-name="P1">98100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" draw:text-style-name="P2" draw:layer="layout" svg:x1="13.2cm" svg:y1="5.5cm" svg:x2="14.4cm" svg:y2="5.5cm">
          <text:p/>
        </draw:line>
        <draw:line draw:style-name="gr1" draw:text-style-name="P2" draw:layer="layout" svg:x1="13.199cm" svg:y1="11.636cm" svg:x2="14.399cm" svg:y2="11.636cm">
          <text:p/>
        </draw:line>
        <draw:line draw:style-name="gr1" draw:text-style-name="P2" draw:layer="layout" svg:x1="13.2cm" svg:y1="10.904cm" svg:x2="14.4cm" svg:y2="10.904cm">
          <text:p/>
        </draw:line>
        <draw:line draw:style-name="gr1" draw:text-style-name="P2" draw:layer="layout" svg:x1="13.2cm" svg:y1="10.152cm" svg:x2="14.4cm" svg:y2="10.152cm">
          <text:p/>
        </draw:line>
        <draw:line draw:style-name="gr1" draw:text-style-name="P2" draw:layer="layout" svg:x1="13.2cm" svg:y1="9.4cm" svg:x2="14.4cm" svg:y2="9.4cm">
          <text:p/>
        </draw:line>
        <draw:line draw:style-name="gr1" draw:text-style-name="P2" draw:layer="layout" svg:x1="13.2cm" svg:y1="8.6cm" svg:x2="14.4cm" svg:y2="8.6cm">
          <text:p/>
        </draw:line>
        <draw:line draw:style-name="gr1" draw:text-style-name="P2" draw:layer="layout" svg:x1="13.2cm" svg:y1="7.8cm" svg:x2="14.4cm" svg:y2="7.8cm">
          <text:p/>
        </draw:line>
        <draw:line draw:style-name="gr1" draw:text-style-name="P2" draw:layer="layout" svg:x1="13.2cm" svg:y1="7.1cm" svg:x2="14.4cm" svg:y2="7.1cm">
          <text:p/>
        </draw:line>
        <draw:line draw:style-name="gr1" draw:text-style-name="P2" draw:layer="layout" svg:x1="13.2cm" svg:y1="6.3cm" svg:x2="14.4cm" svg:y2="6.3cm">
          <text:p/>
        </draw:line>
        <draw:line draw:style-name="gr2" draw:text-style-name="P2" draw:layer="layout" svg:x1="13.2cm" svg:y1="13.2cm" svg:x2="13.8cm" svg:y2="13.2cm">
          <text:p/>
        </draw:line>
        <draw:line draw:style-name="gr2" draw:text-style-name="P2" draw:layer="layout" svg:x1="13.2cm" svg:y1="12.4cm" svg:x2="13.8cm" svg:y2="12.4cm">
          <text:p/>
        </draw:line>
        <draw:line draw:style-name="gr2" draw:text-style-name="P2" draw:layer="layout" svg:x1="13.2cm" svg:y1="4.8cm" svg:x2="13.8cm" svg:y2="4.8cm">
          <text:p/>
        </draw:line>
        <draw:line draw:style-name="gr2" draw:text-style-name="P2" draw:layer="layout" svg:x1="13.2cm" svg:y1="4cm" svg:x2="13.8cm" svg:y2="4cm">
          <text:p/>
        </draw:line>
        <draw:line draw:style-name="gr2" draw:text-style-name="P2" draw:layer="layout" svg:x1="13.2cm" svg:y1="3.2cm" svg:x2="13.8cm" svg:y2="3.2cm">
          <text:p/>
        </draw:line>
        <draw:frame draw:style-name="gr3" draw:text-style-name="P3" draw:layer="layout" svg:width="9.193cm" svg:height="0.962cm" svg:x="14.407cm" svg:y="3.438cm">
          <draw:text-box>
            <text:p>1. WHERE countrycode=”NZL”</text:p>
          </draw:text-box>
        </draw:frame>
        <draw:frame draw:style-name="standard" xml:id="id2" draw:id="id2" draw:layer="layout" svg:width="5.405cm" svg:height="6.812cm" svg:x="16.2cm" svg:y="13.387cm">
          <table:table table:template-name="default"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1">Auckland</text:p>
              </table:table-cell>
              <table:table-cell>
                <text:p text:style-name="P1">381800</text:p>
              </table:table-cell>
            </table:table-row>
            <table:table-row table:style-name="ro1" table:default-cell-style-name="ce1">
              <table:table-cell>
                <text:p text:style-name="P1">Christchurch</text:p>
              </table:table-cell>
              <table:table-cell>
                <text:p text:style-name="P1">324200</text:p>
              </table:table-cell>
            </table:table-row>
            <table:table-row table:style-name="ro1" table:default-cell-style-name="ce1">
              <table:table-cell>
                <text:p text:style-name="P1">Manukau</text:p>
              </table:table-cell>
              <table:table-cell>
                <text:p text:style-name="P1">281800</text:p>
              </table:table-cell>
            </table:table-row>
            <table:table-row table:style-name="ro1" table:default-cell-style-name="ce1">
              <table:table-cell>
                <text:p text:style-name="P1">North Shore</text:p>
              </table:table-cell>
              <table:table-cell>
                <text:p text:style-name="P1">187700</text:p>
              </table:table-cell>
            </table:table-row>
            <table:table-row table:style-name="ro1" table:default-cell-style-name="ce1">
              <table:table-cell>
                <text:p text:style-name="P1">Waitakere</text:p>
              </table:table-cell>
              <table:table-cell>
                <text:p text:style-name="P1">170600</text:p>
              </table:table-cell>
            </table:table-row>
            <table:table-row table:style-name="ro1" table:default-cell-style-name="ce1">
              <table:table-cell>
                <text:p text:style-name="P1">Wellington</text:p>
              </table:table-cell>
              <table:table-cell>
                <text:p text:style-name="P1">166700</text:p>
              </table:table-cell>
            </table:table-row>
            <table:table-row table:style-name="ro1" table:default-cell-style-name="ce1">
              <table:table-cell>
                <text:p text:style-name="P1">Dunedin</text:p>
              </table:table-cell>
              <table:table-cell>
                <text:p text:style-name="P1">119600</text:p>
              </table:table-cell>
            </table:table-row>
            <table:table-row table:style-name="ro1" table:default-cell-style-name="ce1">
              <table:table-cell>
                <text:p text:style-name="P1">Hamilton</text:p>
              </table:table-cell>
              <table:table-cell>
                <text:p text:style-name="P1">117100</text:p>
              </table:table-cell>
            </table:table-row>
            <table:table-row table:style-name="ro1" table:default-cell-style-name="ce1">
              <table:table-cell>
                <text:p text:style-name="P1">Lower Hutt</text:p>
              </table:table-cell>
              <table:table-cell>
                <text:p text:style-name="P1">98100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" draw:text-style-name="P2" draw:layer="layout" svg:x1="16.4cm" svg:y1="11.93cm" svg:x2="16.4cm" svg:y2="13.387cm">
          <text:p/>
        </draw:line>
        <draw:frame draw:style-name="gr4" draw:text-style-name="P3" draw:layer="layout" svg:width="8.698cm" svg:height="0.962cm" svg:x="16.502cm" svg:y="12.038cm">
          <draw:text-box>
            <text:p>2. SELECT name, pupulation</text:p>
          </draw:text-box>
        </draw:frame>
        <draw:connector draw:style-name="gr1" draw:text-style-name="P2" draw:layer="layout" svg:x1="26.822cm" svg:y1="8.524cm" svg:x2="21.605cm" svg:y2="16.793cm" draw:start-shape="id1" draw:end-shape="id2" draw:end-glue-point="1" svg:d="M26822 8524h502v8269h-5719" svg:viewBox="0 0 5720 8270">
          <text:p/>
        </draw:connecto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anumGothic" svg:font-family="NanumGothic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ko" style:country-asian="KR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anumGothic" style:font-family-asian="Nanum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anumGothic" style:font-family-asian="NanumGothic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NanumGothic" style:font-family-asian="NanumGothic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NanumGothic" style:font-family-asian="Nanum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NanumGothic" style:font-family-asian="Nanum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NanumGothic" style:font-family-asian="NanumGothic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1T14:11:09.698326302</meta:creation-date>
    <dc:date>2015-08-21T14:23:40.288365199</dc:date>
    <meta:editing-duration>PT12M30S</meta:editing-duration>
    <meta:editing-cycles>1</meta:editing-cycles>
    <meta:generator>LibreOffice/4.4.3.2$Linux_X86_64 LibreOffice_project/40m0$Build-2</meta:generator>
    <meta:document-statistic meta:object-count="44"/>
  </office:meta>
</office:document-meta>
</file>